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E/dx</text:p>
          </table:table-cell>
          <table:table-cell office:value-type="string" calcext:value-type="string">
            <text:p>(F/RT)*x*(1-x)*dE/dx</text:p>
          </table:table-cell>
          <table:table-cell table:number-columns-repeated="2"/>
          <table:table-cell office:value-type="string" calcext:value-type="string">
            <text:p>*D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72261832" calcext:value-type="float">
            <text:p>2.4472261832</text:p>
          </table:table-cell>
          <table:table-cell table:number-columns-repeated="4"/>
          <table:table-cell table:style-name="ce1" office:value-type="float" office:value="1E-015" calcext:value-type="float">
            <text:p>1.00E-015</text:p>
          </table:table-cell>
          <table:table-cell table:number-columns-repeated="2"/>
        </table:table-row>
        <table:table-row table:style-name="ro1">
          <table:table-cell office:value-type="float" office:value="0.0003597122" calcext:value-type="float">
            <text:p>0.0003597122</text:p>
          </table:table-cell>
          <table:table-cell office:value-type="float" office:value="2.726213272" calcext:value-type="float">
            <text:p>2.726213272</text:p>
          </table:table-cell>
          <table:table-cell table:formula="of:=([.B4]-[.B2])/([.A4]-[.A2])" office:value-type="float" office:value="789.60689815262" calcext:value-type="float">
            <text:p>789.6068981526</text:p>
          </table:table-cell>
          <table:table-cell table:formula="of:=[.C3]*[.A3]*(1-[.A3])*96485/8.314/298.15" office:value-type="float" office:value="11.0515913942958" calcext:value-type="float">
            <text:p>11.0515913943</text:p>
          </table:table-cell>
          <table:table-cell table:formula="of:=ABS([.D3])" office:value-type="float" office:value="11.0515913942958" calcext:value-type="float">
            <text:p>11.0515913943</text:p>
          </table:table-cell>
          <table:table-cell office:value-type="float" office:value="1" calcext:value-type="float">
            <text:p>1</text:p>
          </table:table-cell>
          <table:table-cell table:formula="of:=[.E3]*[.$G$2]" office:value-type="float" office:value="0.0000000000000110515913942958" calcext:value-type="float">
            <text:p>1.10515913942958E-014</text:p>
          </table:table-cell>
          <table:table-cell table:number-columns-repeated="2"/>
        </table:table-row>
        <table:table-row table:style-name="ro1">
          <table:table-cell office:value-type="float" office:value="0.0007194245" calcext:value-type="float">
            <text:p>0.0007194245</text:p>
          </table:table-cell>
          <table:table-cell office:value-type="float" office:value="3.0152887311" calcext:value-type="float">
            <text:p>3.0152887311</text:p>
          </table:table-cell>
          <table:table-cell table:formula="of:=([.B5]-[.B3])/([.A5]-[.A3])" office:value-type="float" office:value="1166.60257179429" calcext:value-type="float">
            <text:p>1166.6025717943</text:p>
          </table:table-cell>
          <table:table-cell table:formula="of:=[.C4]*[.A4]*(1-[.A4])*96485/8.314/298.15" office:value-type="float" office:value="32.6445409523634" calcext:value-type="float">
            <text:p>32.6445409524</text:p>
          </table:table-cell>
          <table:table-cell table:formula="of:=ABS([.D4])" office:value-type="float" office:value="32.6445409523634" calcext:value-type="float">
            <text:p>32.6445409524</text:p>
          </table:table-cell>
          <table:table-cell office:value-type="float" office:value="1" calcext:value-type="float">
            <text:p>1</text:p>
          </table:table-cell>
          <table:table-cell table:formula="of:=[.E4]*[.$G$2]" office:value-type="float" office:value="0.0000000000000326445409523634" calcext:value-type="float">
            <text:p>3.26445409523634E-014</text:p>
          </table:table-cell>
          <table:table-cell table:number-columns-repeated="2"/>
        </table:table-row>
        <table:table-row table:style-name="ro1">
          <table:table-cell office:value-type="float" office:value="0.0007717436" calcext:value-type="float">
            <text:p>0.0007717436</text:p>
          </table:table-cell>
          <table:table-cell office:value-type="float" office:value="3.2068901629" calcext:value-type="float">
            <text:p>3.2068901629</text:p>
          </table:table-cell>
          <table:table-cell table:formula="of:=([.B6]-[.B4])/([.A6]-[.A4])" office:value-type="float" office:value="620.927211964151" calcext:value-type="float">
            <text:p>620.9272119642</text:p>
          </table:table-cell>
          <table:table-cell table:formula="of:=[.C5]*[.A5]*(1-[.A5])*96485/8.314/298.15" office:value-type="float" office:value="18.637746638961" calcext:value-type="float">
            <text:p>18.637746639</text:p>
          </table:table-cell>
          <table:table-cell table:formula="of:=ABS([.D5])" office:value-type="float" office:value="18.637746638961" calcext:value-type="float">
            <text:p>18.637746639</text:p>
          </table:table-cell>
          <table:table-cell office:value-type="float" office:value="1" calcext:value-type="float">
            <text:p>1</text:p>
          </table:table-cell>
          <table:table-cell table:formula="of:=[.E5]*[.$G$2]" office:value-type="float" office:value="0.000000000000018637746638961" calcext:value-type="float">
            <text:p>1.8637746638961E-014</text:p>
          </table:table-cell>
          <table:table-cell table:formula="of:=ABS([.C5]*96485/8.314/298.15*[.A5])" office:value-type="float" office:value="18.652141309643" calcext:value-type="float">
            <text:p>18.6521413096</text:p>
          </table:table-cell>
          <table:table-cell table:formula="of:=[.$G$2]*[.H5]" office:value-type="float" office:value="0.000000000000018652141309643" calcext:value-type="float">
            <text:p>1.8652141309643E-014</text:p>
          </table:table-cell>
        </table:table-row>
        <table:table-row table:style-name="ro1">
          <table:table-cell office:value-type="float" office:value="0.0012553656" calcext:value-type="float">
            <text:p>0.0012553656</text:p>
          </table:table-cell>
          <table:table-cell office:value-type="float" office:value="3.3480691441" calcext:value-type="float">
            <text:p>3.3480691441</text:p>
          </table:table-cell>
          <table:table-cell table:formula="of:=([.B7]-[.B5])/([.A7]-[.A5])" office:value-type="float" office:value="92.7807034611228" calcext:value-type="float">
            <text:p>92.7807034611</text:p>
          </table:table-cell>
          <table:table-cell table:formula="of:=[.C6]*[.A6]*(1-[.A6])*96485/8.314/298.15" office:value-type="float" office:value="4.52790505130882" calcext:value-type="float">
            <text:p>4.5279050513</text:p>
          </table:table-cell>
          <table:table-cell table:formula="of:=ABS([.D6])" office:value-type="float" office:value="4.52790505130882" calcext:value-type="float">
            <text:p>4.5279050513</text:p>
          </table:table-cell>
          <table:table-cell office:value-type="float" office:value="1" calcext:value-type="float">
            <text:p>1</text:p>
          </table:table-cell>
          <table:table-cell table:formula="of:=[.E6]*[.$G$2]" office:value-type="float" office:value="4.52790505130882E-015" calcext:value-type="float">
            <text:p>4.52790505130882E-015</text:p>
          </table:table-cell>
          <table:table-cell table:formula="of:=ABS([.C6]*96485/8.314/298.15*[.A6])" office:value-type="float" office:value="4.53359637223881" calcext:value-type="float">
            <text:p>4.5335963722</text:p>
          </table:table-cell>
          <table:table-cell table:formula="of:=[.$G$2]*[.H6]" office:value-type="float" office:value="4.53359637223881E-015" calcext:value-type="float">
            <text:p>4.53359637223881E-015</text:p>
          </table:table-cell>
        </table:table-row>
        <table:table-row table:style-name="ro1">
          <table:table-cell office:value-type="float" office:value="0.0037064502" calcext:value-type="float">
            <text:p>0.0037064502</text:p>
          </table:table-cell>
          <table:table-cell office:value-type="float" office:value="3.4791743057" calcext:value-type="float">
            <text:p>3.4791743057</text:p>
          </table:table-cell>
          <table:table-cell table:formula="of:=([.B8]-[.B6])/([.A8]-[.A6])" office:value-type="float" office:value="26.8151746046629" calcext:value-type="float">
            <text:p>26.8151746047</text:p>
          </table:table-cell>
          <table:table-cell table:formula="of:=[.C7]*[.A7]*(1-[.A7])*96485/8.314/298.15" office:value-type="float" office:value="3.85426067945093" calcext:value-type="float">
            <text:p>3.8542606795</text:p>
          </table:table-cell>
          <table:table-cell table:formula="of:=ABS([.D7])" office:value-type="float" office:value="3.85426067945093" calcext:value-type="float">
            <text:p>3.8542606795</text:p>
          </table:table-cell>
          <table:table-cell office:value-type="float" office:value="1" calcext:value-type="float">
            <text:p>1</text:p>
          </table:table-cell>
          <table:table-cell table:formula="of:=[.E7]*[.$G$2]" office:value-type="float" office:value="3.85426067945093E-015" calcext:value-type="float">
            <text:p>3.85426067945093E-015</text:p>
          </table:table-cell>
          <table:table-cell table:formula="of:=ABS([.C7]*96485/8.314/298.15*[.A7])" office:value-type="float" office:value="3.86859945065855" calcext:value-type="float">
            <text:p>3.8685994507</text:p>
          </table:table-cell>
          <table:table-cell table:formula="of:=[.$G$2]*[.H7]" office:value-type="float" office:value="3.86859945065855E-015" calcext:value-type="float">
            <text:p>3.86859945065855E-015</text:p>
          </table:table-cell>
        </table:table-row>
        <table:table-row table:style-name="ro1">
          <table:table-cell office:value-type="float" office:value="0.008652585" calcext:value-type="float">
            <text:p>0.008652585</text:p>
          </table:table-cell>
          <table:table-cell office:value-type="float" office:value="3.5464268739" calcext:value-type="float">
            <text:p>3.5464268739</text:p>
          </table:table-cell>
          <table:table-cell table:formula="of:=([.B9]-[.B7])/([.A9]-[.A7])" office:value-type="float" office:value="5.87101631883628" calcext:value-type="float">
            <text:p>5.8710163188</text:p>
          </table:table-cell>
          <table:table-cell table:formula="of:=[.C8]*[.A8]*(1-[.A8])*96485/8.314/298.15" office:value-type="float" office:value="1.96019829759426" calcext:value-type="float">
            <text:p>1.9601982976</text:p>
          </table:table-cell>
          <table:table-cell table:formula="of:=ABS([.D8])" office:value-type="float" office:value="1.96019829759426" calcext:value-type="float">
            <text:p>1.9601982976</text:p>
          </table:table-cell>
          <table:table-cell office:value-type="float" office:value="1" calcext:value-type="float">
            <text:p>1</text:p>
          </table:table-cell>
          <table:table-cell table:formula="of:=[.E8]*[.$G$2]" office:value-type="float" office:value="1.96019829759426E-015" calcext:value-type="float">
            <text:p>1.96019829759426E-015</text:p>
          </table:table-cell>
          <table:table-cell table:formula="of:=ABS([.C8]*96485/8.314/298.15*[.A8])" office:value-type="float" office:value="1.97730711548207" calcext:value-type="float">
            <text:p>1.9773071155</text:p>
          </table:table-cell>
          <table:table-cell table:formula="of:=[.$G$2]*[.H8]" office:value-type="float" office:value="1.97730711548207E-015" calcext:value-type="float">
            <text:p>1.97730711548207E-015</text:p>
          </table:table-cell>
        </table:table-row>
        <table:table-row table:style-name="ro1">
          <table:table-cell office:value-type="float" office:value="0.0249088812" calcext:value-type="float">
            <text:p>0.0249088812</text:p>
          </table:table-cell>
          <table:table-cell office:value-type="float" office:value="3.6036541241" calcext:value-type="float">
            <text:p>3.6036541241</text:p>
          </table:table-cell>
          <table:table-cell table:formula="of:=([.B10]-[.B8])/([.A10]-[.A8])" office:value-type="float" office:value="2.37775739749231" calcext:value-type="float">
            <text:p>2.3777573975</text:p>
          </table:table-cell>
          <table:table-cell table:formula="of:=[.C9]*[.A9]*(1-[.A9])*96485/8.314/298.15" office:value-type="float" office:value="2.24792558867464" calcext:value-type="float">
            <text:p>2.2479255887</text:p>
          </table:table-cell>
          <table:table-cell table:formula="of:=ABS([.D9])" office:value-type="float" office:value="2.24792558867464" calcext:value-type="float">
            <text:p>2.2479255887</text:p>
          </table:table-cell>
          <table:table-cell office:value-type="float" office:value="1" calcext:value-type="float">
            <text:p>1</text:p>
          </table:table-cell>
          <table:table-cell table:formula="of:=[.E9]*[.$G$2]" office:value-type="float" office:value="2.24792558867464E-015" calcext:value-type="float">
            <text:p>2.24792558867464E-015</text:p>
          </table:table-cell>
          <table:table-cell table:formula="of:=ABS([.C9]*96485/8.314/298.15*[.A9])" office:value-type="float" office:value="2.30534925950414" calcext:value-type="float">
            <text:p>2.3053492595</text:p>
          </table:table-cell>
          <table:table-cell table:formula="of:=[.$G$2]*[.H9]" office:value-type="float" office:value="2.30534925950414E-015" calcext:value-type="float">
            <text:p>2.30534925950414E-015</text:p>
          </table:table-cell>
        </table:table-row>
        <table:table-row table:style-name="ro1">
          <table:table-cell office:value-type="float" office:value="0.0497384777" calcext:value-type="float">
            <text:p>0.0497384777</text:p>
          </table:table-cell>
          <table:table-cell office:value-type="float" office:value="3.6441191592" calcext:value-type="float">
            <text:p>3.6441191592</text:p>
          </table:table-cell>
          <table:table-cell table:formula="of:=([.B11]-[.B9])/([.A11]-[.A9])" office:value-type="float" office:value="1.18556673636396" calcext:value-type="float">
            <text:p>1.1855667364</text:p>
          </table:table-cell>
          <table:table-cell table:formula="of:=[.C10]*[.A10]*(1-[.A10])*96485/8.314/298.15" office:value-type="float" office:value="2.18110516630304" calcext:value-type="float">
            <text:p>2.1811051663</text:p>
          </table:table-cell>
          <table:table-cell table:formula="of:=ABS([.D10])" office:value-type="float" office:value="2.18110516630304" calcext:value-type="float">
            <text:p>2.1811051663</text:p>
          </table:table-cell>
          <table:table-cell office:value-type="float" office:value="1" calcext:value-type="float">
            <text:p>1</text:p>
          </table:table-cell>
          <table:table-cell table:formula="of:=[.E10]*[.$G$2]" office:value-type="float" office:value="2.18110516630304E-015" calcext:value-type="float">
            <text:p>2.18110516630304E-015</text:p>
          </table:table-cell>
          <table:table-cell table:formula="of:=ABS([.C10]*96485/8.314/298.15*[.A10])" office:value-type="float" office:value="2.29526831837189" calcext:value-type="float">
            <text:p>2.2952683184</text:p>
          </table:table-cell>
          <table:table-cell table:formula="of:=[.$G$2]*[.H10]" office:value-type="float" office:value="2.29526831837189E-015" calcext:value-type="float">
            <text:p>2.29526831837189E-015</text:p>
          </table:table-cell>
        </table:table-row>
        <table:table-row table:style-name="ro1">
          <table:table-cell office:value-type="float" office:value="0.0932534722" calcext:value-type="float">
            <text:p>0.0932534722</text:p>
          </table:table-cell>
          <table:table-cell office:value-type="float" office:value="3.6846811978" calcext:value-type="float">
            <text:p>3.6846811978</text:p>
          </table:table-cell>
          <table:table-cell table:formula="of:=([.B12]-[.B10])/([.A12]-[.A10])" office:value-type="float" office:value="0.82413135569176" calcext:value-type="float">
            <text:p>0.8241313557</text:p>
          </table:table-cell>
          <table:table-cell table:formula="of:=[.C11]*[.A11]*(1-[.A11])*96485/8.314/298.15" office:value-type="float" office:value="2.71245360081834" calcext:value-type="float">
            <text:p>2.7124536008</text:p>
          </table:table-cell>
          <table:table-cell table:formula="of:=ABS([.D11])" office:value-type="float" office:value="2.71245360081834" calcext:value-type="float">
            <text:p>2.7124536008</text:p>
          </table:table-cell>
          <table:table-cell office:value-type="float" office:value="1" calcext:value-type="float">
            <text:p>1</text:p>
          </table:table-cell>
          <table:table-cell table:formula="of:=[.E11]*[.$G$2]" office:value-type="float" office:value="2.71245360081834E-015" calcext:value-type="float">
            <text:p>2.71245360081834E-015</text:p>
          </table:table-cell>
          <table:table-cell table:formula="of:=ABS([.C11]*96485/8.314/298.15*[.A11])" office:value-type="float" office:value="2.99141327554841" calcext:value-type="float">
            <text:p>2.9914132755</text:p>
          </table:table-cell>
          <table:table-cell table:formula="of:=[.$G$2]*[.H11]" office:value-type="float" office:value="2.99141327554841E-015" calcext:value-type="float">
            <text:p>2.99141327554841E-015</text:p>
          </table:table-cell>
        </table:table-row>
        <table:table-row table:style-name="ro1">
          <table:table-cell office:value-type="float" office:value="0.1359331195" calcext:value-type="float">
            <text:p>0.1359331195</text:p>
          </table:table-cell>
          <table:table-cell office:value-type="float" office:value="3.7151548662" calcext:value-type="float">
            <text:p>3.7151548662</text:p>
          </table:table-cell>
          <table:table-cell table:formula="of:=([.B13]-[.B11])/([.A13]-[.A11])" office:value-type="float" office:value="0.602487453498336" calcext:value-type="float">
            <text:p>0.6024874535</text:p>
          </table:table-cell>
          <table:table-cell table:formula="of:=[.C12]*[.A12]*(1-[.A12])*96485/8.314/298.15" office:value-type="float" office:value="2.75445459195418" calcext:value-type="float">
            <text:p>2.754454592</text:p>
          </table:table-cell>
          <table:table-cell table:formula="of:=ABS([.D12])" office:value-type="float" office:value="2.75445459195418" calcext:value-type="float">
            <text:p>2.754454592</text:p>
          </table:table-cell>
          <table:table-cell office:value-type="float" office:value="1" calcext:value-type="float">
            <text:p>1</text:p>
          </table:table-cell>
          <table:table-cell table:formula="of:=[.E12]*[.$G$2]" office:value-type="float" office:value="2.75445459195418E-015" calcext:value-type="float">
            <text:p>2.75445459195418E-015</text:p>
          </table:table-cell>
          <table:table-cell table:formula="of:=ABS([.C12]*96485/8.314/298.15*[.A12])" office:value-type="float" office:value="3.18777938851248" calcext:value-type="float">
            <text:p>3.1877793885</text:p>
          </table:table-cell>
          <table:table-cell table:formula="of:=[.$G$2]*[.H12]" office:value-type="float" office:value="3.18777938851248E-015" calcext:value-type="float">
            <text:p>3.18777938851248E-015</text:p>
          </table:table-cell>
        </table:table-row>
        <table:table-row table:style-name="ro1">
          <table:table-cell office:value-type="float" office:value="0.1889227099" calcext:value-type="float">
            <text:p>0.1889227099</text:p>
          </table:table-cell>
          <table:table-cell office:value-type="float" office:value="3.7423207132" calcext:value-type="float">
            <text:p>3.7423207132</text:p>
          </table:table-cell>
          <table:table-cell table:formula="of:=([.B14]-[.B12])/([.A14]-[.A12])" office:value-type="float" office:value="0.521771771829465" calcext:value-type="float">
            <text:p>0.5217717718</text:p>
          </table:table-cell>
          <table:table-cell table:formula="of:=[.C13]*[.A13]*(1-[.A13])*96485/8.314/298.15" office:value-type="float" office:value="3.11201695923663" calcext:value-type="float">
            <text:p>3.1120169592</text:p>
          </table:table-cell>
          <table:table-cell table:formula="of:=ABS([.D13])" office:value-type="float" office:value="3.11201695923663" calcext:value-type="float">
            <text:p>3.1120169592</text:p>
          </table:table-cell>
          <table:table-cell office:value-type="float" office:value="1" calcext:value-type="float">
            <text:p>1</text:p>
          </table:table-cell>
          <table:table-cell table:formula="of:=[.E13]*[.$G$2]" office:value-type="float" office:value="3.11201695923663E-015" calcext:value-type="float">
            <text:p>3.11201695923663E-015</text:p>
          </table:table-cell>
          <table:table-cell table:formula="of:=ABS([.C13]*96485/8.314/298.15*[.A13])" office:value-type="float" office:value="3.83689322487742" calcext:value-type="float">
            <text:p>3.8368932249</text:p>
          </table:table-cell>
          <table:table-cell table:formula="of:=[.$G$2]*[.H13]" office:value-type="float" office:value="3.83689322487742E-015" calcext:value-type="float">
            <text:p>3.83689322487742E-015</text:p>
          </table:table-cell>
        </table:table-row>
        <table:table-row table:style-name="ro1">
          <table:table-cell office:value-type="float" office:value="0.2335368454" calcext:value-type="float">
            <text:p>0.2335368454</text:p>
          </table:table-cell>
          <table:table-cell office:value-type="float" office:value="3.7660817352" calcext:value-type="float">
            <text:p>3.7660817352</text:p>
          </table:table-cell>
          <table:table-cell table:formula="of:=([.B15]-[.B13])/([.A15]-[.A13])" office:value-type="float" office:value="0.623179001212667" calcext:value-type="float">
            <text:p>0.6231790012</text:p>
          </table:table-cell>
          <table:table-cell table:formula="of:=[.C14]*[.A14]*(1-[.A14])*96485/8.314/298.15" office:value-type="float" office:value="4.34184654432122" calcext:value-type="float">
            <text:p>4.3418465443</text:p>
          </table:table-cell>
          <table:table-cell table:formula="of:=ABS([.D14])" office:value-type="float" office:value="4.34184654432122" calcext:value-type="float">
            <text:p>4.3418465443</text:p>
          </table:table-cell>
          <table:table-cell office:value-type="float" office:value="1" calcext:value-type="float">
            <text:p>1</text:p>
          </table:table-cell>
          <table:table-cell table:formula="of:=[.E14]*[.$G$2]" office:value-type="float" office:value="4.34184654432122E-015" calcext:value-type="float">
            <text:p>4.34184654432122E-015</text:p>
          </table:table-cell>
          <table:table-cell table:formula="of:=ABS([.C14]*96485/8.314/298.15*[.A14])" office:value-type="float" office:value="5.66478182057836" calcext:value-type="float">
            <text:p>5.6647818206</text:p>
          </table:table-cell>
          <table:table-cell table:formula="of:=[.$G$2]*[.H14]" office:value-type="float" office:value="5.66478182057836E-015" calcext:value-type="float">
            <text:p>5.66478182057836E-015</text:p>
          </table:table-cell>
        </table:table-row>
        <table:table-row table:style-name="ro1">
          <table:table-cell office:value-type="float" office:value="0.2650712024" calcext:value-type="float">
            <text:p>0.2650712024</text:p>
          </table:table-cell>
          <table:table-cell office:value-type="float" office:value="3.7897748547" calcext:value-type="float">
            <text:p>3.7897748547</text:p>
          </table:table-cell>
          <table:table-cell table:formula="of:=([.B16]-[.B14])/([.A16]-[.A14])" office:value-type="float" office:value="0.729872864949937" calcext:value-type="float">
            <text:p>0.7298728649</text:p>
          </table:table-cell>
          <table:table-cell table:formula="of:=[.C15]*[.A15]*(1-[.A15])*96485/8.314/298.15" office:value-type="float" office:value="5.53439303972512" calcext:value-type="float">
            <text:p>5.5343930397</text:p>
          </table:table-cell>
          <table:table-cell table:formula="of:=ABS([.D15])" office:value-type="float" office:value="5.53439303972512" calcext:value-type="float">
            <text:p>5.5343930397</text:p>
          </table:table-cell>
          <table:table-cell office:value-type="float" office:value="1" calcext:value-type="float">
            <text:p>1</text:p>
          </table:table-cell>
          <table:table-cell table:formula="of:=[.E15]*[.$G$2]" office:value-type="float" office:value="5.53439303972512E-015" calcext:value-type="float">
            <text:p>5.53439303972512E-015</text:p>
          </table:table-cell>
          <table:table-cell table:formula="of:=ABS([.C15]*96485/8.314/298.15*[.A15])" office:value-type="float" office:value="7.53051595991117" calcext:value-type="float">
            <text:p>7.5305159599</text:p>
          </table:table-cell>
          <table:table-cell table:formula="of:=[.$G$2]*[.H15]" office:value-type="float" office:value="7.53051595991117E-015" calcext:value-type="float">
            <text:p>7.53051595991117E-015</text:p>
          </table:table-cell>
        </table:table-row>
        <table:table-row table:style-name="ro1">
          <table:table-cell office:value-type="float" office:value="0.2984740991" calcext:value-type="float">
            <text:p>0.2984740991</text:p>
          </table:table-cell>
          <table:table-cell office:value-type="float" office:value="3.8134776746" calcext:value-type="float">
            <text:p>3.8134776746</text:p>
          </table:table-cell>
          <table:table-cell table:formula="of:=([.B17]-[.B15])/([.A17]-[.A15])" office:value-type="float" office:value="0.855466410202186" calcext:value-type="float">
            <text:p>0.8554664102</text:p>
          </table:table-cell>
          <table:table-cell table:formula="of:=[.C16]*[.A16]*(1-[.A16])*96485/8.314/298.15" office:value-type="float" office:value="6.97217515938863" calcext:value-type="float">
            <text:p>6.9721751594</text:p>
          </table:table-cell>
          <table:table-cell table:formula="of:=ABS([.D16])" office:value-type="float" office:value="6.97217515938863" calcext:value-type="float">
            <text:p>6.9721751594</text:p>
          </table:table-cell>
          <table:table-cell office:value-type="float" office:value="1" calcext:value-type="float">
            <text:p>1</text:p>
          </table:table-cell>
          <table:table-cell table:formula="of:=[.E16]*[.$G$2]" office:value-type="float" office:value="6.97217515938863E-015" calcext:value-type="float">
            <text:p>6.97217515938863E-015</text:p>
          </table:table-cell>
          <table:table-cell table:formula="of:=ABS([.C16]*96485/8.314/298.15*[.A16])" office:value-type="float" office:value="9.93858551828792" calcext:value-type="float">
            <text:p>9.9385855183</text:p>
          </table:table-cell>
          <table:table-cell table:formula="of:=[.$G$2]*[.H16]" office:value-type="float" office:value="9.93858551828792E-015" calcext:value-type="float">
            <text:p>9.93858551828792E-015</text:p>
          </table:table-cell>
        </table:table-row>
        <table:table-row table:style-name="ro1">
          <table:table-cell office:value-type="float" office:value="0.3243698624" calcext:value-type="float">
            <text:p>0.3243698624</text:p>
          </table:table-cell>
          <table:table-cell office:value-type="float" office:value="3.8405028665" calcext:value-type="float">
            <text:p>3.8405028665</text:p>
          </table:table-cell>
          <table:table-cell table:formula="of:=([.B18]-[.B16])/([.A18]-[.A16])" office:value-type="float" office:value="1.15150141840712" calcext:value-type="float">
            <text:p>1.1515014184</text:p>
          </table:table-cell>
          <table:table-cell table:formula="of:=[.C17]*[.A17]*(1-[.A17])*96485/8.314/298.15" office:value-type="float" office:value="9.82265645406356" calcext:value-type="float">
            <text:p>9.8226564541</text:p>
          </table:table-cell>
          <table:table-cell table:formula="of:=ABS([.D17])" office:value-type="float" office:value="9.82265645406356" calcext:value-type="float">
            <text:p>9.8226564541</text:p>
          </table:table-cell>
          <table:table-cell office:value-type="float" office:value="1" calcext:value-type="float">
            <text:p>1</text:p>
          </table:table-cell>
          <table:table-cell table:formula="of:=[.E17]*[.$G$2]" office:value-type="float" office:value="9.82265645406356E-015" calcext:value-type="float">
            <text:p>9.82265645406356E-015</text:p>
          </table:table-cell>
          <table:table-cell table:formula="of:=ABS([.C17]*96485/8.314/298.15*[.A17])" office:value-type="float" office:value="14.5385113946456" calcext:value-type="float">
            <text:p>14.5385113946</text:p>
          </table:table-cell>
          <table:table-cell table:formula="of:=[.$G$2]*[.H17]" office:value-type="float" office:value="0.0000000000000145385113946456" calcext:value-type="float">
            <text:p>1.45385113946456E-014</text:p>
          </table:table-cell>
        </table:table-row>
        <table:table-row table:style-name="ro1">
          <table:table-cell office:value-type="float" office:value="0.3659173944" calcext:value-type="float">
            <text:p>0.3659173944</text:p>
          </table:table-cell>
          <table:table-cell office:value-type="float" office:value="3.8911387248" calcext:value-type="float">
            <text:p>3.8911387248</text:p>
          </table:table-cell>
          <table:table-cell table:formula="of:=([.B19]-[.B17])/([.A19]-[.A17])" office:value-type="float" office:value="1.36631620153273" calcext:value-type="float">
            <text:p>1.3663162015</text:p>
          </table:table-cell>
          <table:table-cell table:formula="of:=[.C18]*[.A18]*(1-[.A18])*96485/8.314/298.15" office:value-type="float" office:value="12.339429467171" calcext:value-type="float">
            <text:p>12.3394294672</text:p>
          </table:table-cell>
          <table:table-cell table:formula="of:=ABS([.D18])" office:value-type="float" office:value="12.339429467171" calcext:value-type="float">
            <text:p>12.3394294672</text:p>
          </table:table-cell>
          <table:table-cell office:value-type="float" office:value="1" calcext:value-type="float">
            <text:p>1</text:p>
          </table:table-cell>
          <table:table-cell table:formula="of:=[.E18]*[.$G$2]" office:value-type="float" office:value="0.000000000000012339429467171" calcext:value-type="float">
            <text:p>1.2339429467171E-014</text:p>
          </table:table-cell>
          <table:table-cell table:formula="of:=ABS([.C18]*96485/8.314/298.15*[.A18])" office:value-type="float" office:value="19.4602869692268" calcext:value-type="float">
            <text:p>19.4602869692</text:p>
          </table:table-cell>
          <table:table-cell table:formula="of:=[.$G$2]*[.H18]" office:value-type="float" office:value="0.0000000000000194602869692268" calcext:value-type="float">
            <text:p>1.94602869692268E-014</text:p>
          </table:table-cell>
        </table:table-row>
        <table:table-row table:style-name="ro1">
          <table:table-cell office:value-type="float" office:value="0.3935168264" calcext:value-type="float">
            <text:p>0.3935168264</text:p>
          </table:table-cell>
          <table:table-cell office:value-type="float" office:value="3.9349794837" calcext:value-type="float">
            <text:p>3.9349794837</text:p>
          </table:table-cell>
          <table:table-cell table:formula="of:=([.B20]-[.B18])/([.A20]-[.A18])" office:value-type="float" office:value="1.61572512087716" calcext:value-type="float">
            <text:p>1.6157251209</text:p>
          </table:table-cell>
          <table:table-cell table:formula="of:=[.C19]*[.A19]*(1-[.A19])*96485/8.314/298.15" office:value-type="float" office:value="15.0094406529436" calcext:value-type="float">
            <text:p>15.0094406529</text:p>
          </table:table-cell>
          <table:table-cell table:formula="of:=ABS([.D19])" office:value-type="float" office:value="15.0094406529436" calcext:value-type="float">
            <text:p>15.0094406529</text:p>
          </table:table-cell>
          <table:table-cell office:value-type="float" office:value="1" calcext:value-type="float">
            <text:p>1</text:p>
          </table:table-cell>
          <table:table-cell table:formula="of:=[.E19]*[.$G$2]" office:value-type="float" office:value="0.0000000000000150094406529436" calcext:value-type="float">
            <text:p>1.50094406529436E-014</text:p>
          </table:table-cell>
          <table:table-cell table:formula="of:=ABS([.C19]*96485/8.314/298.15*[.A19])" office:value-type="float" office:value="24.7483216456767" calcext:value-type="float">
            <text:p>24.7483216457</text:p>
          </table:table-cell>
          <table:table-cell table:formula="of:=[.$G$2]*[.H19]" office:value-type="float" office:value="0.0000000000000247483216456767" calcext:value-type="float">
            <text:p>2.47483216456767E-014</text:p>
          </table:table-cell>
        </table:table-row>
        <table:table-row table:style-name="ro1">
          <table:table-cell office:value-type="float" office:value="0.4201819884" calcext:value-type="float">
            <text:p>0.4201819884</text:p>
          </table:table-cell>
          <table:table-cell office:value-type="float" office:value="3.9788153925" calcext:value-type="float">
            <text:p>3.9788153925</text:p>
          </table:table-cell>
          <table:table-cell table:formula="of:=([.B21]-[.B19])/([.A21]-[.A19])" office:value-type="float" office:value="1.76988910346187" calcext:value-type="float">
            <text:p>1.7698891035</text:p>
          </table:table-cell>
          <table:table-cell table:formula="of:=[.C20]*[.A20]*(1-[.A20])*96485/8.314/298.15" office:value-type="float" office:value="16.7837946383764" calcext:value-type="float">
            <text:p>16.7837946384</text:p>
          </table:table-cell>
          <table:table-cell table:formula="of:=ABS([.D20])" office:value-type="float" office:value="16.7837946383764" calcext:value-type="float">
            <text:p>16.7837946384</text:p>
          </table:table-cell>
          <table:table-cell office:value-type="float" office:value="1" calcext:value-type="float">
            <text:p>1</text:p>
          </table:table-cell>
          <table:table-cell table:formula="of:=[.E20]*[.$G$2]" office:value-type="float" office:value="0.0000000000000167837946383764" calcext:value-type="float">
            <text:p>1.67837946383764E-014</text:p>
          </table:table-cell>
          <table:table-cell table:formula="of:=ABS([.C20]*96485/8.314/298.15*[.A20])" office:value-type="float" office:value="28.9466596459495" calcext:value-type="float">
            <text:p>28.9466596459</text:p>
          </table:table-cell>
          <table:table-cell table:formula="of:=[.$G$2]*[.H20]" office:value-type="float" office:value="0.0000000000000289466596459495" calcext:value-type="float">
            <text:p>2.89466596459495E-014</text:p>
          </table:table-cell>
        </table:table-row>
        <table:table-row table:style-name="ro1">
          <table:table-cell office:value-type="float" office:value="0.4449456365" calcext:value-type="float">
            <text:p>0.4449456365</text:p>
          </table:table-cell>
          <table:table-cell office:value-type="float" office:value="4.0260027743" calcext:value-type="float">
            <text:p>4.0260027743</text:p>
          </table:table-cell>
          <table:table-cell table:formula="of:=([.B22]-[.B20])/([.A22]-[.A20])" office:value-type="float" office:value="1.99199923618517" calcext:value-type="float">
            <text:p>1.9919992362</text:p>
          </table:table-cell>
          <table:table-cell table:formula="of:=[.C21]*[.A21]*(1-[.A21])*96485/8.314/298.15" office:value-type="float" office:value="19.1490224423033" calcext:value-type="float">
            <text:p>19.1490224423</text:p>
          </table:table-cell>
          <table:table-cell table:formula="of:=ABS([.D21])" office:value-type="float" office:value="19.1490224423033" calcext:value-type="float">
            <text:p>19.1490224423</text:p>
          </table:table-cell>
          <table:table-cell office:value-type="float" office:value="1" calcext:value-type="float">
            <text:p>1</text:p>
          </table:table-cell>
          <table:table-cell table:formula="of:=[.E21]*[.$G$2]" office:value-type="float" office:value="0.0000000000000191490224423033" calcext:value-type="float">
            <text:p>1.91490224423033E-014</text:p>
          </table:table-cell>
          <table:table-cell table:formula="of:=ABS([.C21]*96485/8.314/298.15*[.A21])" office:value-type="float" office:value="34.4993638488949" calcext:value-type="float">
            <text:p>34.4993638489</text:p>
          </table:table-cell>
          <table:table-cell table:formula="of:=[.$G$2]*[.H21]" office:value-type="float" office:value="0.0000000000000344993638488949" calcext:value-type="float">
            <text:p>3.44993638488949E-014</text:p>
          </table:table-cell>
        </table:table-row>
        <table:table-row table:style-name="ro1">
          <table:table-cell office:value-type="float" office:value="0.4641696136" calcext:value-type="float">
            <text:p>0.4641696136</text:p>
          </table:table-cell>
          <table:table-cell office:value-type="float" office:value="4.0664387083" calcext:value-type="float">
            <text:p>4.0664387083</text:p>
          </table:table-cell>
          <table:table-cell table:formula="of:=([.B23]-[.B21])/([.A23]-[.A21])" office:value-type="float" office:value="2.12721034073154" calcext:value-type="float">
            <text:p>2.1272103407</text:p>
          </table:table-cell>
          <table:table-cell table:formula="of:=[.C22]*[.A22]*(1-[.A22])*96485/8.314/298.15" office:value-type="float" office:value="20.5934660261544" calcext:value-type="float">
            <text:p>20.5934660262</text:p>
          </table:table-cell>
          <table:table-cell table:formula="of:=ABS([.D22])" office:value-type="float" office:value="20.5934660261544" calcext:value-type="float">
            <text:p>20.5934660262</text:p>
          </table:table-cell>
          <table:table-cell office:value-type="float" office:value="1" calcext:value-type="float">
            <text:p>1</text:p>
          </table:table-cell>
          <table:table-cell table:formula="of:=[.E22]*[.$G$2]" office:value-type="float" office:value="0.0000000000000205934660261544" calcext:value-type="float">
            <text:p>2.05934660261544E-014</text:p>
          </table:table-cell>
          <table:table-cell table:formula="of:=ABS([.C22]*96485/8.314/298.15*[.A22])" office:value-type="float" office:value="38.4328073749466" calcext:value-type="float">
            <text:p>38.4328073749</text:p>
          </table:table-cell>
          <table:table-cell table:formula="of:=[.$G$2]*[.H22]" office:value-type="float" office:value="0.0000000000000384328073749466" calcext:value-type="float">
            <text:p>3.84328073749466E-014</text:p>
          </table:table-cell>
        </table:table-row>
        <table:table-row table:style-name="ro1">
          <table:table-cell office:value-type="float" office:value="0.4861304519" calcext:value-type="float">
            <text:p>0.4861304519</text:p>
          </table:table-cell>
          <table:table-cell office:value-type="float" office:value="4.1136115395" calcext:value-type="float">
            <text:p>4.1136115395</text:p>
          </table:table-cell>
          <table:table-cell table:formula="of:=([.B24]-[.B22])/([.A24]-[.A22])" office:value-type="float" office:value="2.21059218609156" calcext:value-type="float">
            <text:p>2.2105921861</text:p>
          </table:table-cell>
          <table:table-cell table:formula="of:=[.C23]*[.A23]*(1-[.A23])*96485/8.314/298.15" office:value-type="float" office:value="21.4945969910866" calcext:value-type="float">
            <text:p>21.4945969911</text:p>
          </table:table-cell>
          <table:table-cell table:formula="of:=ABS([.D23])" office:value-type="float" office:value="21.4945969910866" calcext:value-type="float">
            <text:p>21.4945969911</text:p>
          </table:table-cell>
          <table:table-cell office:value-type="float" office:value="1" calcext:value-type="float">
            <text:p>1</text:p>
          </table:table-cell>
          <table:table-cell table:formula="of:=[.E23]*[.$G$2]" office:value-type="float" office:value="0.0000000000000214945969910866" calcext:value-type="float">
            <text:p>2.14945969910866E-014</text:p>
          </table:table-cell>
          <table:table-cell table:formula="of:=ABS([.C23]*96485/8.314/298.15*[.A23])" office:value-type="float" office:value="41.8288981523841" calcext:value-type="float">
            <text:p>41.8288981524</text:p>
          </table:table-cell>
          <table:table-cell table:formula="of:=[.$G$2]*[.H23]" office:value-type="float" office:value="0.0000000000000418288981523841" calcext:value-type="float">
            <text:p>4.18288981523841E-014</text:p>
          </table:table-cell>
        </table:table-row>
        <table:table-row table:style-name="ro1">
          <table:table-cell office:value-type="float" office:value="0.5053214548" calcext:value-type="float">
            <text:p>0.5053214548</text:p>
          </table:table-cell>
          <table:table-cell office:value-type="float" office:value="4.1574086469" calcext:value-type="float">
            <text:p>4.1574086469</text:p>
          </table:table-cell>
          <table:table-cell table:formula="of:=([.B25]-[.B23])/([.A25]-[.A23])" office:value-type="float" office:value="2.39869078438077" calcext:value-type="float">
            <text:p>2.3986907844</text:p>
          </table:table-cell>
          <table:table-cell table:formula="of:=[.C24]*[.A24]*(1-[.A24])*96485/8.314/298.15" office:value-type="float" office:value="23.3388819127667" calcext:value-type="float">
            <text:p>23.3388819128</text:p>
          </table:table-cell>
          <table:table-cell table:formula="of:=ABS([.D24])" office:value-type="float" office:value="23.3388819127667" calcext:value-type="float">
            <text:p>23.3388819128</text:p>
          </table:table-cell>
          <table:table-cell office:value-type="float" office:value="1" calcext:value-type="float">
            <text:p>1</text:p>
          </table:table-cell>
          <table:table-cell table:formula="of:=[.E24]*[.$G$2]" office:value-type="float" office:value="0.0000000000000233388819127667" calcext:value-type="float">
            <text:p>2.33388819127667E-014</text:p>
          </table:table-cell>
          <table:table-cell table:formula="of:=ABS([.C24]*96485/8.314/298.15*[.A24])" office:value-type="float" office:value="47.179895184924" calcext:value-type="float">
            <text:p>47.1798951849</text:p>
          </table:table-cell>
          <table:table-cell table:formula="of:=[.$G$2]*[.H24]" office:value-type="float" office:value="0.000000000000047179895184924" calcext:value-type="float">
            <text:p>4.7179895184924E-014</text:p>
          </table:table-cell>
        </table:table-row>
        <table:table-row table:style-name="ro1">
          <table:table-cell office:value-type="float" office:value="0.5226439179" calcext:value-type="float">
            <text:p>0.5226439179</text:p>
          </table:table-cell>
          <table:table-cell office:value-type="float" office:value="4.2011960539" calcext:value-type="float">
            <text:p>4.2011960539</text:p>
          </table:table-cell>
          <table:table-cell table:formula="of:=([.B26]-[.B24])/([.A26]-[.A24])" office:value-type="float" office:value="2.58747008215305" calcext:value-type="float">
            <text:p>2.5874700822</text:p>
          </table:table-cell>
          <table:table-cell table:formula="of:=[.C25]*[.A25]*(1-[.A25])*96485/8.314/298.15" office:value-type="float" office:value="25.1268857717549" calcext:value-type="float">
            <text:p>25.1268857718</text:p>
          </table:table-cell>
          <table:table-cell table:formula="of:=ABS([.D25])" office:value-type="float" office:value="25.1268857717549" calcext:value-type="float">
            <text:p>25.1268857718</text:p>
          </table:table-cell>
          <table:table-cell office:value-type="float" office:value="1" calcext:value-type="float">
            <text:p>1</text:p>
          </table:table-cell>
          <table:table-cell table:formula="of:=[.E25]*[.$G$2]" office:value-type="float" office:value="0.0000000000000251268857717549" calcext:value-type="float">
            <text:p>2.51268857717549E-014</text:p>
          </table:table-cell>
          <table:table-cell table:formula="of:=ABS([.C25]*96485/8.314/298.15*[.A25])" office:value-type="float" office:value="52.6376152184254" calcext:value-type="float">
            <text:p>52.6376152184</text:p>
          </table:table-cell>
          <table:table-cell table:formula="of:=[.$G$2]*[.H25]" office:value-type="float" office:value="0.0000000000000526376152184254" calcext:value-type="float">
            <text:p>5.26376152184254E-014</text:p>
          </table:table-cell>
        </table:table-row>
        <table:table-row table:style-name="ro1">
          <table:table-cell office:value-type="float" office:value="0.5417689723" calcext:value-type="float">
            <text:p>0.5417689723</text:p>
          </table:table-cell>
          <table:table-cell office:value-type="float" office:value="4.251715508" calcext:value-type="float">
            <text:p>4.251715508</text:p>
          </table:table-cell>
          <table:table-cell table:formula="of:=([.B27]-[.B25])/([.A27]-[.A25])" office:value-type="float" office:value="2.80258967742493" calcext:value-type="float">
            <text:p>2.8025896774</text:p>
          </table:table-cell>
          <table:table-cell table:formula="of:=[.C26]*[.A26]*(1-[.A26])*96485/8.314/298.15" office:value-type="float" office:value="27.0815244135334" calcext:value-type="float">
            <text:p>27.0815244135</text:p>
          </table:table-cell>
          <table:table-cell table:formula="of:=ABS([.D26])" office:value-type="float" office:value="27.0815244135334" calcext:value-type="float">
            <text:p>27.0815244135</text:p>
          </table:table-cell>
          <table:table-cell office:value-type="float" office:value="1" calcext:value-type="float">
            <text:p>1</text:p>
          </table:table-cell>
          <table:table-cell table:formula="of:=[.E26]*[.$G$2]" office:value-type="float" office:value="0.0000000000000270815244135334" calcext:value-type="float">
            <text:p>2.70815244135334E-014</text:p>
          </table:table-cell>
          <table:table-cell table:formula="of:=ABS([.C26]*96485/8.314/298.15*[.A26])" office:value-type="float" office:value="59.1001542376206" calcext:value-type="float">
            <text:p>59.1001542376</text:p>
          </table:table-cell>
          <table:table-cell table:formula="of:=[.$G$2]*[.H26]" office:value-type="float" office:value="0.0000000000000591001542376206" calcext:value-type="float">
            <text:p>5.91001542376206E-014</text:p>
          </table:table-cell>
        </table:table-row>
        <table:table-row table:style-name="ro1">
          <table:table-cell office:value-type="float" office:value="0.5562886256" calcext:value-type="float">
            <text:p>0.5562886256</text:p>
          </table:table-cell>
          <table:table-cell office:value-type="float" office:value="4.2954883644" calcext:value-type="float">
            <text:p>4.2954883644</text:p>
          </table:table-cell>
          <table:table-cell table:formula="of:=([.B28]-[.B26])/([.A28]-[.A26])" office:value-type="float" office:value="2.72413786178015" calcext:value-type="float">
            <text:p>2.7241378618</text:p>
          </table:table-cell>
          <table:table-cell table:formula="of:=[.C27]*[.A27]*(1-[.A27])*96485/8.314/298.15" office:value-type="float" office:value="26.1724748759654" calcext:value-type="float">
            <text:p>26.172474876</text:p>
          </table:table-cell>
          <table:table-cell table:formula="of:=ABS([.D27])" office:value-type="float" office:value="26.1724748759654" calcext:value-type="float">
            <text:p>26.172474876</text:p>
          </table:table-cell>
          <table:table-cell office:value-type="float" office:value="1" calcext:value-type="float">
            <text:p>1</text:p>
          </table:table-cell>
          <table:table-cell table:formula="of:=[.E27]*[.$G$2]" office:value-type="float" office:value="0.0000000000000261724748759654" calcext:value-type="float">
            <text:p>2.61724748759654E-014</text:p>
          </table:table-cell>
          <table:table-cell table:formula="of:=ABS([.C27]*96485/8.314/298.15*[.A27])" office:value-type="float" office:value="58.9853593709574" calcext:value-type="float">
            <text:p>58.985359371</text:p>
          </table:table-cell>
          <table:table-cell table:formula="of:=[.$G$2]*[.H27]" office:value-type="float" office:value="0.0000000000000589853593709574" calcext:value-type="float">
            <text:p>5.89853593709574E-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 table:number-rows-repeated="58">
          <table:table-cell table:number-columns-repeated="6"/>
          <table:table-cell table:style-name="ce1"/>
          <table:table-cell table:number-columns-repeated="2"/>
        </table:table-row>
        <table:table-row table:style-name="ro1" table:number-rows-repeated="64">
          <table:table-cell table:number-columns-repeated="9"/>
        </table:table-row>
        <table:table-row table:style-name="ro1" table:number-rows-repeated="22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8:43:50.68453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6</meta:editing-cycles>
    <meta:editing-duration>PT23M8S</meta:editing-duration>
    <dc:date>2017-06-07T18:57:28.127881345</dc:date>
    <meta:generator>LibreOffice/4.2.8.2$Linux_X86_64 LibreOffice_project/420m0$Build-2</meta:generator>
    <meta:document-statistic meta:table-count="1" meta:cell-count="229" meta:object-count="0"/>
  </office:meta>
</office:document-meta>
</file>